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34.55mm"/>
    </style:style>
    <style:style style:name="co9" style:family="table-column">
      <style:table-column-properties fo:break-before="auto" style:column-width="23.76mm"/>
    </style:style>
    <style:style style:name="co10" style:family="table-column">
      <style:table-column-properties fo:break-before="auto" style:column-width="45.33mm"/>
    </style:style>
    <style:style style:name="co11" style:family="table-column">
      <style:table-column-properties fo:break-before="auto" style:column-width="29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Armoured Commander II – Master Unit List</text:p>
          </table:table-cell>
          <table:covered-table-cell table:number-columns-repeated="2"/>
          <table:table-cell table:number-columns-repeated="5"/>
          <table:table-cell table:style-name="ce1" table:number-columns-repeated="2"/>
        </table:table-row>
        <table:table-row table:style-name="ro2">
          <table:table-cell table:style-name="ce1"/>
          <table:table-cell table:number-columns-repeated="7"/>
          <table:table-cell table:style-name="ce1" table:number-columns-repeated="2"/>
        </table:table-row>
        <table:table-row table:style-name="ro2">
          <table:table-cell table:style-name="ce1" office:value-type="string" calcext:value-type="string">
            <text:p>Polish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vement Clas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rmour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Rng/AF/PF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Tanks</text:p>
          </table:table-cell>
          <table:table-cell table:style-name="ce1" table:number-columns-repeated="9"/>
        </table:table-row>
        <table:table-row table:style-name="ro2">
          <table:table-cell/>
          <table:table-cell office:value-type="string" calcext:value-type="string">
            <text:p>TKS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KS(L)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10]" office:value-type="string" office:string-value="20L" calcext:value-type="string">
            <text:p>20L</text:p>
          </table:table-cell>
          <table:table-cell table:formula="of:=[Sheet2.B10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T-17 (MG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T-17 (37mm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1]" office:value-type="string" office:string-value="37mm" calcext:value-type="string">
            <text:p>37mm</text:p>
          </table:table-cell>
          <table:table-cell table:formula="of:=[Sheet2.B11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A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table:style-name="ce3" office:value-type="string" calcext:value-type="string">
            <text:p>2 / 1</text:p>
          </table:table-cell>
          <table:table-cell table:formula="of:=[Sheet2.A13]" office:value-type="string" office:string-value="47mm" calcext:value-type="string">
            <text:p>47mm</text:p>
          </table:table-cell>
          <table:table-cell table:formula="of:=[Sheet2.B13]" office:value-type="string" office:string-value="6 / 3 / 8" calcext:value-type="string">
            <text:p>6 / 3 / 8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B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 (Double Turret)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2 / 1</text:p>
          </table:table-cell>
          <table:table-cell table:formula="of:=[Sheet2.A12]" office:value-type="string" office:string-value="37L" calcext:value-type="string">
            <text:p>37L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Wz. 34 I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z. 34 II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1]" office:value-type="string" office:string-value="37mm" calcext:value-type="string">
            <text:p>37mm</text:p>
          </table:table-cell>
          <table:table-cell table:formula="of:=[Sheet2.B11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ugeot 1918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302T Taczanka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 table:formula="of:=[Sheet2.A9]" office:value-type="string" office:string-value="Vehicle AA HMG" calcext:value-type="string">
            <text:p>Vehicle AA HMG</text:p>
          </table:table-cell>
          <table:table-cell table:formula="of:=[Sheet2.B9]" office:value-type="string" office:string-value="3 / 8 / 2" calcext:value-type="string">
            <text:p>3 / 8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37mm wz. 36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Very Small</text:p>
          </table:table-cell>
          <table:table-cell/>
          <table:table-cell table:formula="of:=[Sheet2.A12]" office:value-type="string" office:string-value="37L" calcext:value-type="string">
            <text:p>37L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. wz. 35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4]" office:value-type="string" office:string-value="AT Rifle" calcext:value-type="string">
            <text:p>AT Rifle</text:p>
          </table:table-cell>
          <table:table-cell table:formula="of:=[Sheet2.B4]" office:value-type="string" office:string-value="3 / 0 / 2" calcext:value-type="string">
            <text:p>3 / 0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arabin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2]" office:value-type="string" office:string-value="Rifles" calcext:value-type="string">
            <text:p>Rifles</text:p>
          </table:table-cell>
          <table:table-cell table:formula="of:=[Sheet2.B2]" office:value-type="string" office:string-value="2 / 1 / 0" calcext:value-type="string">
            <text:p>2 / 1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M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5]" office:value-type="string" office:string-value="HMG" calcext:value-type="string">
            <text:p>HMG</text:p>
          </table:table-cell>
          <table:table-cell table:formula="of:=[Sheet2.B5]" office:value-type="string" office:string-value="3 / 6 / 2" calcext:value-type="string">
            <text:p>3 / 6 / 2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rm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vement Clas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rmour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Rng/AF/P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k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anzer IB</text:p>
          </table:table-cell>
          <table:table-cell office:value-type="string" calcext:value-type="string">
            <text:p>Fast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10]" office:value-type="string" office:string-value="20L" calcext:value-type="string">
            <text:p>20L</text:p>
          </table:table-cell>
          <table:table-cell table:formula="of:=[Sheet2.B10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5t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1]" office:value-type="string" office:string-value="37mm" calcext:value-type="string">
            <text:p>37mm</text:p>
          </table:table-cell>
          <table:table-cell table:formula="of:=[Sheet2.B11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8t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2]" office:value-type="string" office:string-value="37L" calcext:value-type="string">
            <text:p>37L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D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1</text:p>
          </table:table-cell>
          <table:table-cell table:formula="of:=[Sheet2.A12]" office:value-type="string" office:string-value="37L" calcext:value-type="string">
            <text:p>37L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F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3 / 3</text:p>
          </table:table-cell>
          <table:table-cell table:formula="of:=[Sheet2.A12]" office:value-type="string" office:string-value="37L" calcext:value-type="string">
            <text:p>37L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SW 221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hützen Plato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3]" office:value-type="string" office:string-value="Rifles and MGs" calcext:value-type="string">
            <text:p>Rifles and MGs</text:p>
          </table:table-cell>
          <table:table-cell table:formula="of:=[Sheet2.B3]" office:value-type="string" office:string-value="2 / 4 / 0" calcext:value-type="string">
            <text:p>2 / 4 / 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0" table:default-cell-style-name="Default"/>
        <table:table-column table:style-name="co11" table:default-cell-style-name="ce2"/>
        <table:table-row table:style-name="ro2">
          <table:table-cell table:style-name="ce1" office:value-type="string" calcext:value-type="string">
            <text:p>Standard Weapons</text:p>
          </table:table-cell>
          <table:table-cell table:style-name="ce1" office:value-type="string" calcext:value-type="string">
            <text:p>Rng/AF/PF</text:p>
          </table:table-cell>
        </table:table-row>
        <table:table-row table:style-name="ro2">
          <table:table-cell table:style-name="ce2" office:value-type="string" calcext:value-type="string">
            <text:p>Rifles</text:p>
          </table:table-cell>
          <table:table-cell office:value-type="string" calcext:value-type="string">
            <text:p>2 / 1 / 0</text:p>
          </table:table-cell>
        </table:table-row>
        <table:table-row table:style-name="ro2">
          <table:table-cell table:style-name="ce2" office:value-type="string" calcext:value-type="string">
            <text:p>Rifles and MGs</text:p>
          </table:table-cell>
          <table:table-cell office:value-type="string" calcext:value-type="string">
            <text:p>2 / 4 / 0</text:p>
          </table:table-cell>
        </table:table-row>
        <table:table-row table:style-name="ro2">
          <table:table-cell table:style-name="ce2" office:value-type="string" calcext:value-type="string">
            <text:p>AT Rifle</text:p>
          </table:table-cell>
          <table:table-cell office:value-type="string" calcext:value-type="string">
            <text:p>3 / 0 / 2</text:p>
          </table:table-cell>
        </table:table-row>
        <table:table-row table:style-name="ro2">
          <table:table-cell table:style-name="ce2" office:value-type="string" calcext:value-type="string">
            <text:p>HMG</text:p>
          </table:table-cell>
          <table:table-cell office:value-type="string" calcext:value-type="string">
            <text:p>3 / 6 / 2</text:p>
          </table:table-cell>
        </table:table-row>
        <table:table-row table:style-name="ro2">
          <table:table-cell table:style-name="ce2" office:value-type="string" calcext:value-type="string">
            <text:p>Vehicle MG</text:p>
          </table:table-cell>
          <table:table-cell office:value-type="string" calcext:value-type="string">
            <text:p>2 / 4 / 0</text:p>
          </table:table-cell>
        </table:table-row>
        <table:table-row table:style-name="ro2">
          <table:table-cell office:value-type="string" calcext:value-type="string">
            <text:p>Vehicle MGs</text:p>
          </table:table-cell>
          <table:table-cell table:style-name="ce3" office:value-type="string" calcext:value-type="string">
            <text:p>2 / 6 / 0</text:p>
          </table:table-cell>
        </table:table-row>
        <table:table-row table:style-name="ro2">
          <table:table-cell office:value-type="string" calcext:value-type="string">
            <text:p>Twin Vehicle MGs</text:p>
          </table:table-cell>
          <table:table-cell table:style-name="Default" office:value-type="string" calcext:value-type="string">
            <text:p>2 / 8 / 0</text:p>
          </table:table-cell>
        </table:table-row>
        <table:table-row table:style-name="ro2">
          <table:table-cell office:value-type="string" calcext:value-type="string">
            <text:p>Vehicle AA HMG</text:p>
          </table:table-cell>
          <table:table-cell table:style-name="Default" office:value-type="string" calcext:value-type="string">
            <text:p>3 / 8 / 2</text:p>
          </table:table-cell>
        </table:table-row>
        <table:table-row table:style-name="ro2">
          <table:table-cell office:value-type="string" calcext:value-type="string">
            <text:p>20L</text:p>
          </table:table-cell>
          <table:table-cell table:style-name="ce3" office:value-type="string" calcext:value-type="string">
            <text:p>4 / 2 / 4</text:p>
          </table:table-cell>
        </table:table-row>
        <table:table-row table:style-name="ro2">
          <table:table-cell office:value-type="string" calcext:value-type="string">
            <text:p>37mm</text:p>
          </table:table-cell>
          <table:table-cell table:style-name="Default"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37L</text:p>
          </table:table-cell>
          <table:table-cell table:style-name="Default"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47mm</text:p>
          </table:table-cell>
          <table:table-cell table:style-name="Default" office:value-type="string" calcext:value-type="string">
            <text:p>6 / 3 / 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0:19:02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52S</meta:editing-duration>
    <meta:editing-cycles>53</meta:editing-cycles>
    <meta:generator>LibreOffice/5.2.5.1$Windows_X86_64 LibreOffice_project/0312e1a284a7d50ca85a365c316c7abbf20a4d22</meta:generator>
    <dc:date>2017-03-12T21:22:56.865000000</dc:date>
    <dc:creator>Gregory Scott</dc:cre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